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9.634cm" fo:margin-left="-0.106cm" fo:margin-top="0cm" fo:margin-bottom="0cm" table:align="left" style:may-break-between-rows="true" table:border-model="collapsing"/>
    </style:style>
    <style:style style:name="Tableau1.A" style:family="table-column">
      <style:table-column-properties style:column-width="5.115cm"/>
    </style:style>
    <style:style style:name="Tableau1.B" style:family="table-column">
      <style:table-column-properties style:column-width="2.258cm"/>
    </style:style>
    <style:style style:name="Tableau1.C" style:family="table-column">
      <style:table-column-properties style:column-width="2.261cm"/>
    </style:style>
    <style:style style:name="Tableau1.1" style:family="table-row">
      <style:table-row-properties style:min-row-height="0.452cm" fo:keep-together="auto"/>
    </style:style>
    <style:style style:name="Tableau1.A1" style:family="table-cell">
      <style:table-cell-properties style:vertical-align="bottom"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bottom" fo:background-color="transparent" fo:padding="0cm" fo:border="none" style:writing-mode="page">
        <style:background-image/>
      </style:table-cell-properties>
    </style:style>
    <style:style style:name="Tableau1.B2" style:family="table-cell" style:data-style-name="N10000">
      <style:table-cell-properties style:vertical-align="bottom" fo:background-color="transparent" fo:padding="0cm" fo:border="none" style:writing-mode="page">
        <style:background-image/>
      </style:table-cell-properties>
    </style:style>
    <style:style style:name="Tableau1.A6"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au1.B6"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au2" style:family="table">
      <style:table-properties style:width="8.848cm" fo:margin-left="-0.106cm" fo:margin-top="0cm" fo:margin-bottom="0cm" table:align="left" style:may-break-between-rows="true" table:border-model="collapsing"/>
    </style:style>
    <style:style style:name="Tableau2.A" style:family="table-column">
      <style:table-column-properties style:column-width="6.234cm"/>
    </style:style>
    <style:style style:name="Tableau2.B" style:family="table-column">
      <style:table-column-properties style:column-width="2.614cm"/>
    </style:style>
    <style:style style:name="Tableau2.1" style:family="table-row">
      <style:table-row-properties style:min-row-height="0.452cm" fo:keep-together="auto"/>
    </style:style>
    <style:style style:name="Tableau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style:vertical-align="bottom" fo:background-color="transparent" fo:padding="0.097cm" fo:border="0.5pt solid #000000" style:writing-mode="page">
        <style:background-image/>
      </style:table-cell-properties>
    </style:style>
    <style:style style:name="Tableau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au2.B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7.375cm" fo:margin-left="-0.106cm" fo:margin-top="0cm" fo:margin-bottom="0cm" table:align="left" style:may-break-between-rows="true" table:border-model="collapsing"/>
    </style:style>
    <style:style style:name="Tableau3.A" style:family="table-column">
      <style:table-column-properties style:column-width="5.115cm"/>
    </style:style>
    <style:style style:name="Tableau3.B" style:family="table-column">
      <style:table-column-properties style:column-width="2.26cm"/>
    </style:style>
    <style:style style:name="Tableau3.1" style:family="table-row">
      <style:table-row-properties style:min-row-height="0.452cm" fo:keep-together="auto"/>
    </style:style>
    <style:style style:name="Tableau3.A1" style:family="table-cell">
      <style:table-cell-properties style:vertical-align="bottom" fo:background-color="#000000" fo:padding="0cm" fo:border="none" style:writing-mode="page">
        <style:background-image/>
      </style:table-cell-properties>
    </style:style>
    <style:style style:name="Tableau3.A2" style:family="table-cell">
      <style:table-cell-properties style:vertical-align="bottom" fo:background-color="transparent" fo:padding="0cm" fo:border="none" style:writing-mode="page">
        <style:background-image/>
      </style:table-cell-properties>
    </style:style>
    <style:style style:name="Tableau3.B2" style:family="table-cell" style:data-style-name="N10000">
      <style:table-cell-properties style:vertical-align="bottom" fo:background-color="transparent" fo:padding="0cm" fo:border="none" style:writing-mode="page">
        <style:background-image/>
      </style:table-cell-properties>
    </style:style>
    <style:style style:name="Tableau3.A3" style:family="table-cell">
      <style:table-cell-properties style:vertical-align="bottom" fo:background-color="#cccccc" fo:padding="0cm" fo:border="none" style:writing-mode="page">
        <style:background-image/>
      </style:table-cell-properties>
    </style:style>
    <style:style style:name="Tableau3.B3" style:family="table-cell" style:data-style-name="N10000">
      <style:table-cell-properties style:vertical-align="bottom" fo:background-color="#cccccc" fo:padding="0cm" fo:border="none" style:writing-mode="page">
        <style:background-image/>
      </style:table-cell-properties>
    </style:style>
    <style:style style:name="Tableau3.A5" style:family="table-cell">
      <style:table-cell-properties style:vertical-align="bottom" fo:background-color="#cccccc" fo:padding="0cm" fo:border="none" style:writing-mode="page">
        <style:background-image/>
      </style:table-cell-properties>
    </style:style>
    <style:style style:name="Tableau3.A7" style:family="table-cell">
      <style:table-cell-properties style:vertical-align="bottom" fo:background-color="#cccccc" fo:padding="0cm" fo:border="none" style:writing-mode="page">
        <style:background-image/>
      </style:table-cell-properties>
    </style:style>
    <style:style style:name="Tableau3.A9" style:family="table-cell">
      <style:table-cell-properties style:vertical-align="bottom" fo:background-color="#cccccc" fo:padding="0cm" fo:border="none" style:writing-mode="page">
        <style:background-image/>
      </style:table-cell-properties>
    </style:style>
    <style:style style:name="Tableau3.A11"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au3.B11"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070aa8" officeooo:paragraph-rsid="00070aa8"/>
    </style:style>
    <style:style style:name="P2" style:family="paragraph" style:parent-style-name="Standard">
      <style:text-properties fo:font-size="10pt" fo:font-style="normal" fo:font-weight="normal" officeooo:rsid="00091a3a" officeooo:paragraph-rsid="00091a3a" style:font-size-asian="8.75pt" style:font-style-asian="normal" style:font-weight-asian="normal" style:font-size-complex="10pt" style:font-style-complex="normal" style:font-weight-complex="normal"/>
    </style:style>
    <style:style style:name="P3" style:family="paragraph" style:parent-style-name="Standard">
      <style:text-properties fo:font-size="10pt" fo:font-style="normal" fo:font-weight="normal" officeooo:rsid="00097c95" officeooo:paragraph-rsid="00097c95" style:font-size-asian="8.75pt" style:font-style-asian="normal" style:font-weight-asian="normal" style:font-size-complex="10pt" style:font-style-complex="normal" style:font-weight-complex="normal"/>
    </style:style>
    <style:style style:name="P4" style:family="paragraph" style:parent-style-name="Standard">
      <style:text-properties fo:font-size="10pt" fo:font-style="normal" fo:font-weight="normal" officeooo:rsid="000acb79" officeooo:paragraph-rsid="000acb79" style:font-size-asian="8.75pt" style:font-style-asian="normal" style:font-weight-asian="normal" style:font-size-complex="10pt" style:font-style-complex="normal" style:font-weight-complex="normal"/>
    </style:style>
    <style:style style:name="P5" style:family="paragraph" style:parent-style-name="Standard">
      <style:text-properties fo:font-size="10pt" fo:font-style="normal" fo:font-weight="normal" officeooo:rsid="000c79cb" officeooo:paragraph-rsid="000c79cb" style:font-size-asian="8.75pt" style:font-style-asian="normal" style:font-weight-asian="normal" style:font-size-complex="10pt" style:font-style-complex="normal" style:font-weight-complex="normal"/>
    </style:style>
    <style:style style:name="P6" style:family="paragraph" style:parent-style-name="Standard">
      <style:text-properties fo:font-size="10pt" fo:font-style="normal" fo:font-weight="normal" officeooo:rsid="000d0ade" officeooo:paragraph-rsid="000d0ade" style:font-size-asian="8.75pt" style:font-style-asian="normal" style:font-weight-asian="normal" style:font-size-complex="10pt" style:font-style-complex="normal" style:font-weight-complex="normal"/>
    </style:style>
    <style:style style:name="P7" style:family="paragraph" style:parent-style-name="Standard">
      <style:text-properties fo:font-size="10pt" fo:font-style="normal" fo:font-weight="normal" officeooo:rsid="00108d9b" officeooo:paragraph-rsid="00108d9b" style:font-size-asian="8.75pt" style:font-style-asian="normal" style:font-weight-asian="normal" style:font-size-complex="10pt" style:font-style-complex="normal" style:font-weight-complex="normal"/>
    </style:style>
    <style:style style:name="P8" style:family="paragraph" style:parent-style-name="Standard">
      <style:text-properties fo:font-size="10pt" fo:font-style="normal" fo:font-weight="normal" officeooo:rsid="0012d3cf" officeooo:paragraph-rsid="0012d3cf" style:font-size-asian="8.75pt" style:font-style-asian="normal" style:font-weight-asian="normal" style:font-size-complex="10pt" style:font-style-complex="normal" style:font-weight-complex="normal"/>
    </style:style>
    <style:style style:name="P9" style:family="paragraph" style:parent-style-name="Standard">
      <style:text-properties fo:font-size="10pt" fo:font-style="normal" fo:font-weight="bold" officeooo:rsid="00097c95" officeooo:paragraph-rsid="00097c95" style:font-size-asian="8.75pt" style:font-style-asian="normal" style:font-weight-asian="bold" style:font-size-complex="10pt" style:font-style-complex="normal" style:font-weight-complex="bold"/>
    </style:style>
    <style:style style:name="P10" style:family="paragraph" style:parent-style-name="Standard">
      <style:text-properties fo:font-size="10pt" fo:font-style="normal" fo:font-weight="bold" officeooo:rsid="000acb79" officeooo:paragraph-rsid="000acb79" style:font-size-asian="8.75pt" style:font-style-asian="normal" style:font-weight-asian="bold" style:font-size-complex="10pt" style:font-style-complex="normal" style:font-weight-complex="bold"/>
    </style:style>
    <style:style style:name="P11" style:family="paragraph" style:parent-style-name="Standard">
      <style:text-properties fo:font-size="10pt" fo:font-style="normal" fo:font-weight="bold" officeooo:rsid="000c79cb" officeooo:paragraph-rsid="000c79cb" style:font-size-asian="8.75pt" style:font-style-asian="normal" style:font-weight-asian="bold" style:font-size-complex="10pt" style:font-style-complex="normal" style:font-weight-complex="bold"/>
    </style:style>
    <style:style style:name="P12" style:family="paragraph" style:parent-style-name="Standard">
      <style:text-properties fo:font-size="10pt" fo:font-style="normal" fo:font-weight="bold" officeooo:rsid="0012d3cf" officeooo:paragraph-rsid="0012d3cf" style:font-size-asian="8.75pt" style:font-style-asian="normal" style:font-weight-asian="bold" style:font-size-complex="10pt" style:font-style-complex="normal" style:font-weight-complex="bold"/>
    </style:style>
    <style:style style:name="P13" style:family="paragraph" style:parent-style-name="Standard">
      <style:text-properties fo:font-size="10pt" fo:font-style="normal" fo:font-weight="bold" officeooo:rsid="0015ed47" officeooo:paragraph-rsid="0015b956" style:font-size-asian="8.75pt" style:font-style-asian="normal" style:font-weight-asian="bold" style:font-size-complex="10pt" style:font-style-complex="normal" style:font-weight-complex="bold"/>
    </style:style>
    <style:style style:name="P14" style:family="paragraph" style:parent-style-name="Standard">
      <style:text-properties fo:font-weight="bold" officeooo:rsid="00070aa8" officeooo:paragraph-rsid="00070aa8" style:font-weight-asian="bold" style:font-weight-complex="bold"/>
    </style:style>
    <style:style style:name="P15" style:family="paragraph" style:parent-style-name="Standard">
      <style:text-properties fo:font-size="12pt" fo:font-style="normal" fo:font-weight="normal" officeooo:rsid="0012d3cf" officeooo:paragraph-rsid="0012d3cf"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fo:font-weight="normal" officeooo:rsid="001bfe2e" officeooo:paragraph-rsid="001bfe2e"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fo:font-weight="normal" officeooo:rsid="001c57bd" officeooo:paragraph-rsid="001c57bd"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fo:font-weight="normal" officeooo:rsid="0020af8e" officeooo:paragraph-rsid="0020af8e"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fo:font-weight="normal" officeooo:rsid="00219ae8" officeooo:paragraph-rsid="00219ae8"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fo:font-weight="normal" officeooo:rsid="0022fc46" officeooo:paragraph-rsid="0022fc46"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ab-stops/>
      </style:paragraph-properties>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text-properties officeooo:paragraph-rsid="001e5574"/>
    </style:style>
    <style:style style:name="P24" style:family="paragraph" style:parent-style-name="Standard">
      <style:text-properties fo:font-size="10pt" fo:font-style="normal" fo:font-weight="normal" officeooo:rsid="001bfe2e" officeooo:paragraph-rsid="001bfe2e"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font-style="normal" fo:font-weight="normal" officeooo:rsid="001e5574" officeooo:paragraph-rsid="001e5574"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font-style="normal" fo:font-weight="bold" officeooo:rsid="00219ae8" officeooo:paragraph-rsid="00219ae8" style:font-size-asian="8.75pt" style:font-style-asian="normal" style:font-weight-asian="bold" style:font-size-complex="10pt" style:font-style-complex="normal" style:font-weight-complex="bold"/>
    </style:style>
    <style:style style:name="P27" style:family="paragraph" style:parent-style-name="Standard">
      <style:text-properties fo:font-size="12pt" fo:font-style="normal" fo:font-weight="bold" officeooo:rsid="00219ae8" officeooo:paragraph-rsid="00219ae8" style:font-size-asian="10.5pt" style:font-style-asian="normal" style:font-weight-asian="bold" style:font-size-complex="12pt" style:font-style-complex="normal" style:font-weight-complex="bold"/>
    </style:style>
    <style:style style:name="P28" style:family="paragraph" style:parent-style-name="Standard">
      <style:text-properties officeooo:paragraph-rsid="00070aa8"/>
    </style:style>
    <style:style style:name="P29" style:family="paragraph" style:parent-style-name="Standard">
      <style:text-properties officeooo:paragraph-rsid="0015b956"/>
    </style:style>
    <style:style style:name="T1" style:family="text">
      <style:text-properties fo:font-weight="bold" style:font-weight-asian="bold" style:font-weight-complex="bold"/>
    </style:style>
    <style:style style:name="T2" style:family="text">
      <style:text-properties officeooo:rsid="00097c95"/>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fo:font-weight="bold" officeooo:rsid="00126b46" style:font-size-asian="10pt" style:font-weight-asian="bold" style:font-size-complex="10pt" style:font-weight-complex="bold"/>
    </style:style>
    <style:style style:name="T5" style:family="text">
      <style:text-properties fo:font-size="10pt" fo:font-weight="bold" officeooo:rsid="00245ab0" style:font-size-asian="10pt" style:font-weight-asian="bold" style:font-size-complex="10pt" style:font-weight-complex="bold"/>
    </style:style>
    <style:style style:name="T6" style:family="text">
      <style:text-properties fo:font-size="10pt" fo:font-weight="bold" officeooo:rsid="00070aa8" style:font-size-asian="10pt" style:font-weight-asian="bold" style:font-size-complex="10pt" style:font-weight-complex="bold"/>
    </style:style>
    <style:style style:name="T7" style:family="text">
      <style:text-properties fo:font-size="10pt" fo:font-weight="bold" officeooo:rsid="0024a9d6" style:font-size-asian="10pt" style:font-weight-asian="bold" style:font-size-complex="10pt" style:font-weight-complex="bold"/>
    </style:style>
    <style:style style:name="T8" style:family="text">
      <style:text-properties fo:font-size="10pt" fo:font-weight="bold" style:font-size-asian="8.75pt" style:font-weight-asian="bold" style:font-size-complex="10pt" style:font-weight-complex="bold"/>
    </style:style>
    <style:style style:name="T9" style:family="text">
      <style:text-properties fo:font-size="10pt" fo:font-weight="bold" officeooo:rsid="0015ed47" style:font-size-asian="8.75pt" style:font-weight-asian="bold" style:font-size-complex="10pt" style:font-weight-complex="bold"/>
    </style:style>
    <style:style style:name="T10" style:family="text">
      <style:text-properties fo:font-size="10pt" style:font-size-asian="8.75pt" style:font-size-complex="10pt"/>
    </style:style>
    <style:style style:name="T11" style:family="text">
      <style:text-properties fo:font-size="10pt" officeooo:rsid="00070aa8" style:font-size-asian="10pt" style:font-size-complex="10pt"/>
    </style:style>
    <style:style style:name="T12" style:family="text">
      <style:text-properties fo:font-size="10pt" officeooo:rsid="0024a9d6" style:font-size-asian="10pt" style:font-size-complex="10pt"/>
    </style:style>
    <style:style style:name="T13" style:family="text">
      <style:text-properties fo:font-size="10pt" fo:font-style="normal" fo:font-weight="normal" officeooo:rsid="001e5574" style:font-size-asian="10pt" style:font-style-asian="normal" style:font-weight-asian="normal" style:font-size-complex="10pt" style:font-style-complex="normal" style:font-weight-complex="normal"/>
    </style:style>
    <style:style style:name="T14" style:family="text">
      <style:text-properties fo:font-size="10pt" fo:font-style="normal" fo:font-weight="normal" officeooo:rsid="001fa785" style:font-size-asian="10pt" style:font-style-asian="normal" style:font-weight-asian="normal" style:font-size-complex="10pt" style:font-style-complex="normal" style:font-weight-complex="normal"/>
    </style:style>
    <style:style style:name="T15" style:family="text">
      <style:text-properties fo:font-size="10pt" fo:font-style="normal" fo:font-weight="bold" officeooo:rsid="0015b956" style:font-size-asian="8.75pt" style:font-style-asian="normal" style:font-weight-asian="bold" style:font-size-complex="10pt" style:font-style-complex="normal" style:font-weight-complex="bold"/>
    </style:style>
    <style:style style:name="T16" style:family="text">
      <style:text-properties fo:font-size="10pt" fo:font-style="normal" fo:font-weight="bold" officeooo:rsid="0024e25d" style:font-size-asian="8.75pt" style:font-style-asian="normal" style:font-weight-asian="bold" style:font-size-complex="10pt" style:font-style-complex="normal" style:font-weight-complex="bold"/>
    </style:style>
    <style:style style:name="T17" style:family="text">
      <style:text-properties fo:font-size="10pt" fo:font-style="normal" fo:font-weight="bold" officeooo:rsid="0015ed47" style:font-size-asian="8.75pt" style:font-style-asian="normal" style:font-weight-asian="bold" style:font-size-complex="10pt" style:font-style-complex="normal" style:font-weight-complex="bold"/>
    </style:style>
    <style:style style:name="T18" style:family="text">
      <style:text-properties officeooo:rsid="000d0ade"/>
    </style:style>
    <style:style style:name="T19" style:family="text">
      <style:text-properties fo:font-size="12pt" style:font-size-asian="12pt" style:font-size-complex="12pt"/>
    </style:style>
    <style:style style:name="T20" style:family="text">
      <style:text-properties fo:font-size="12pt" officeooo:rsid="00070aa8" style:font-size-asian="12pt" style:font-size-complex="12pt"/>
    </style:style>
    <style:style style:name="T21" style:family="text">
      <style:text-properties fo:font-size="12pt" fo:font-style="normal" fo:font-weight="normal" officeooo:rsid="001e5574"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15b956" style:font-size-asian="10.5pt" style:font-style-asian="normal" style:font-weight-asian="normal" style:font-size-complex="12pt" style:font-style-complex="normal" style:font-weight-complex="normal"/>
    </style:style>
    <style:style style:name="T23" style:family="text">
      <style:text-properties officeooo:rsid="0013fef0"/>
    </style:style>
    <style:style style:name="T24" style:family="text">
      <style:text-properties officeooo:rsid="0024a9d6"/>
    </style:style>
    <style:style style:name="T25" style:family="text">
      <style:text-properties officeooo:rsid="0024e2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ce 1 :</text:p>
      <text:p text:style-name="P1"/>
      <text:p text:style-name="P28"><text:span text:style-name="T20">1- a.</text:span><text:span text:style-name="T11"> Le nombre de spectateurs N ayant assisté à une représentation payante en 2017 dans le cadre d’un festival </text:span><text:span text:style-name="T12">est de </text:span><text:span text:style-name="T6"><text:s/>7,</text:span><text:span text:style-name="T7">1 millions de</text:span><text:span text:style-name="T6"> spectateurs.</text:span></text:p>
      <text:p text:style-name="P14"/>
      <text:p text:style-name="P2"><text:span text:style-name="T19">b.</text:span> Il y a deux types de calculs à obtenir les indicateurs pour chacune des années de l’ensemble des représentations.</text:p>
      <text:p text:style-name="P2">Pour le nombre de représentations, la fréquentation totale et les recettes de billetterie, il faut pour chaque année sommer les données des festivals et hors festivals. Pour le nombre moyen d’entrées et le prix moyen du billet, il faut calculer une moyenne pondérée par le nombre de représentations dans le premier cas et par le nombre d’entrées payantes calculées <text:span text:style-name="T18">dans la question</text:span> a dans le second cas.</text:p>
      <text:p text:style-name="P2"/>
      <text:p text:style-name="P2">Pour 2006, le nombre de représentations était donc de :</text:p>
      <text:p text:style-name="P2">N = <text:span text:style-name="T2">9 551 + 53 447</text:span></text:p>
      <text:p text:style-name="P3">=&gt; <text:span text:style-name="T1">N = 62 998 représentations.</text:span></text:p>
      <text:p text:style-name="P9"/>
      <text:p text:style-name="P4">La fréquentation totale était de :</text:p>
      <text:p text:style-name="P4">F = 6 400 000 + 20 000 000</text:p>
      <text:p text:style-name="P10">=&gt; F = 26 400 000 visiteurs.</text:p>
      <text:p text:style-name="P10"/>
      <text:p text:style-name="P4">Les recettes de billetterie se montaient à :</text:p>
      <text:p text:style-name="P4">R = 167 000 000 + 644 000 000</text:p>
      <text:p text:style-name="P10">=&gt; R = 811 000 000 euros.</text:p>
      <text:p text:style-name="P10"/>
      <text:p text:style-name="P4">Le nombre moyen d’entrées était de :</text:p>
      <text:p text:style-name="P4">Nm= (670 * 9551 + 374 * 53447)/(9551 + 53447)</text:p>
      <text:p text:style-name="P10">=&gt; Nm = 418,9 entrées.</text:p>
      <text:p text:style-name="P10"/>
      <text:p text:style-name="P5">Enfin, le prix moyen calculé au billet était de :</text:p>
      <text:p text:style-name="P5">Pm = (26*(167000000/26) + 32*(644000000/32)/( 167000000/26+ 644000000/32)</text:p>
      <text:p text:style-name="P5">=&gt;Pm = (167000000+644000000)/(167000000/26+644000000/32)</text:p>
      <text:p text:style-name="P11">=&gt; Pm = 31 euros.</text:p>
      <text:p text:style-name="P11"/>
      <text:p text:style-name="P6">A l’aide des mêmes formules, on calcule les mêmes indicateurs pour l’année 2007. Les résultats sont présentés dans le tableau ci-dessous :</text:p>
      <text:p text:style-name="P6"/>
      <text:p text:style-name="P6"/>
      <table:table table:name="Tableau1" table:style-name="Tableau1" table:template-name="Universitaire">
        <table:table-column table:style-name="Tableau1.A"/>
        <table:table-column table:style-name="Tableau1.B"/>
        <table:table-column table:style-name="Tableau1.C"/>
        <table:table-row table:style-name="Tableau1.1">
          <table:table-cell table:style-name="Tableau1.A1" office:value-type="string">
            <text:p text:style-name="P22"/>
          </table:table-cell>
          <table:table-cell table:style-name="Tableau1.A1" office:value-type="string">
            <text:p text:style-name="P22">2016</text:p>
          </table:table-cell>
          <table:table-cell table:style-name="Tableau1.A1" office:value-type="string">
            <text:p text:style-name="P22">2017</text:p>
          </table:table-cell>
        </table:table-row>
        <table:table-row table:style-name="Tableau1.1">
          <table:table-cell table:style-name="Tableau1.A2" office:value-type="string">
            <text:p text:style-name="P22">Nombre de représentations</text:p>
          </table:table-cell>
          <table:table-cell table:style-name="Tableau1.B2" office:value-type="float" office:value="62998">
            <text:p text:style-name="P22">62998</text:p>
          </table:table-cell>
          <table:table-cell table:style-name="Tableau1.B2" office:value-type="float" office:value="65420">
            <text:p text:style-name="P22">65420</text:p>
          </table:table-cell>
        </table:table-row>
        <table:table-row table:style-name="Tableau1.1">
          <table:table-cell table:style-name="Tableau1.A2" office:value-type="string">
            <text:p text:style-name="P22">Fréquentation totale (en millions)</text:p>
          </table:table-cell>
          <table:table-cell table:style-name="Tableau1.B2" office:value-type="float" office:value="26.4">
            <text:p text:style-name="P22">26,4</text:p>
          </table:table-cell>
          <table:table-cell table:style-name="Tableau1.B2" office:value-type="float" office:value="28.7">
            <text:p text:style-name="P22">28,7</text:p>
          </table:table-cell>
        </table:table-row>
        <table:table-row table:style-name="Tableau1.1">
          <table:table-cell table:style-name="Tableau1.A2" office:value-type="string">
            <text:p text:style-name="P22">Recettes de billetterie (en millions d’euros)</text:p>
          </table:table-cell>
          <table:table-cell table:style-name="Tableau1.B2" office:value-type="float" office:value="811">
            <text:p text:style-name="P22">811</text:p>
          </table:table-cell>
          <table:table-cell table:style-name="Tableau1.B2" office:value-type="float" office:value="929">
            <text:p text:style-name="P22">929</text:p>
          </table:table-cell>
        </table:table-row>
        <table:table-row table:style-name="Tableau1.1">
          <table:table-cell table:style-name="Tableau1.A2" office:value-type="string">
            <text:p text:style-name="P22">Nombre moyen d’entrées</text:p>
          </table:table-cell>
          <table:table-cell table:style-name="Tableau1.B2" office:value-type="float" office:value="418.9">
            <text:p text:style-name="P22">418,9</text:p>
          </table:table-cell>
          <table:table-cell table:style-name="Tableau1.B2" office:value-type="float" office:value="438.8">
            <text:p text:style-name="P22">438,8</text:p>
          </table:table-cell>
        </table:table-row>
        <table:table-row table:style-name="Tableau1.1">
          <table:table-cell table:style-name="Tableau1.A6" office:value-type="string">
            <text:p text:style-name="P22">Prix moyen calculé au billet (en euros)</text:p>
          </table:table-cell>
          <table:table-cell table:style-name="Tableau1.B6" office:value-type="float" office:value="31">
            <text:p text:style-name="P22">31</text:p>
          </table:table-cell>
          <table:table-cell table:style-name="Tableau1.B6" office:value-type="float" office:value="32">
            <text:p text:style-name="P22">32</text:p>
          </table:table-cell>
        </table:table-row>
      </table:table>
      <text:p text:style-name="Standard"/>
      <text:p text:style-name="P7"><text:span text:style-name="T19">c.</text:span> Entre 2016 et 2017, le taux d’évolution du nombre de représentations total a été de :</text:p>
      <text:p text:style-name="P7">t= ((65420 – 62998)/62998)*100</text:p>
      <text:p text:style-name="P7">=&gt; <text:span text:style-name="T1">t= 3,8 %</text:span></text:p>
      <text:p text:style-name="P7"/>
      <text:p text:style-name="P7"/>
      <text:p text:style-name="P7"/>
      <text:p text:style-name="P7"/>
      <text:p text:style-name="P7"/>
      <text:p text:style-name="P7"/>
      <text:p text:style-name="P7"/>
      <text:p text:style-name="P7">La même formule permet d’obtenir les taux d’évolution entre 2016 et 2017 de la fréquentation totale et des recettes de billetterie. Les résultats sont présentés dans le tableau ci-dessous :</text:p>
      <text:p text:style-name="P7"/>
      <table:table table:name="Tableau2" table:style-name="Tableau2" table:template-name="Style par défaut">
        <table:table-column table:style-name="Tableau2.A"/>
        <table:table-column table:style-name="Tableau2.B"/>
        <text:soft-page-break/>
        <table:table-row table:style-name="Tableau2.1">
          <table:table-cell table:style-name="Tableau2.A1" office:value-type="string">
            <text:p text:style-name="P22">Nombre de représentations</text:p>
          </table:table-cell>
          <table:table-cell table:style-name="Tableau2.B1" office:value-type="string">
            <text:p text:style-name="P22">3,8%</text:p>
          </table:table-cell>
        </table:table-row>
        <table:table-row table:style-name="Tableau2.1">
          <table:table-cell table:style-name="Tableau2.A2" office:value-type="string">
            <text:p text:style-name="P22">Fréquentation totale (en millions)</text:p>
          </table:table-cell>
          <table:table-cell table:style-name="Tableau2.B2" office:value-type="string">
            <text:p text:style-name="P22">8,7%</text:p>
          </table:table-cell>
        </table:table-row>
        <table:table-row table:style-name="Tableau2.1">
          <table:table-cell table:style-name="Tableau2.A2" office:value-type="string">
            <text:p text:style-name="P22">Recettes de billetterie (en millions d’euros)</text:p>
          </table:table-cell>
          <table:table-cell table:style-name="Tableau2.B2" office:value-type="string">
            <text:p text:style-name="P22">14,5%</text:p>
          </table:table-cell>
        </table:table-row>
      </table:table>
      <text:p text:style-name="Standard"/>
      <text:p text:style-name="Standard">d. <text:span text:style-name="T4">Entre 2016 et 2017, on observe une augmentation sur tous les indicateurs conernant les représentations, hors festival, en festival et dans l’ensemble. Le nombre de représentations, la fréquentation globale, le nombre moyen d’entrées, le prix moyen du billet, et les recettes sont en augmentation. Mais ces hausses ne sont pas de même importance. Si le nombre de représentations croit légèrement (+3,8%), la fréquentation totale croit elle de façon plus importante, et cumulée à la hausse du prix moyen du billet, provoque une hausse plus importante encore des recettes de billetterie.</text:span></text:p>
      <text:p text:style-name="P7"/>
      <text:p text:style-name="P15">2. a.<text:span text:style-name="T10"> La fréquentation payante en 2016 des concerts de pop-rock s’obtient en utilisant la formule de l’évolution.</text:span></text:p>
      <text:p text:style-name="P8">On sait que t = ((F2017 – F2016)/F2016) * 100</text:p>
      <text:p text:style-name="P8">Donc F2017/F2016 – 1 = t/100</text:p>
      <text:p text:style-name="P8">=&gt; F2017/F2016 = 1 + t/100</text:p>
      <text:p text:style-name="P8">La fréquentation payante en 2017 des concerts de pop-rock étant non nulle, on a donc :</text:p>
      <text:p text:style-name="P8">F2016/F2017 = 1 / (1 + t/100)</text:p>
      <text:p text:style-name="P8">=&gt; F2016 = F2017/(1 + t/100)</text:p>
      <text:p text:style-name="P8">=&gt; F2016 = 5,9 / (1 + 8/100)</text:p>
      <text:p text:style-name="P15"><text:span text:style-name="T10">=&gt; </text:span><text:span text:style-name="T8">F2016 = 5,5 millions de personnes.</text:span></text:p>
      <text:p text:style-name="P12"/>
      <text:p text:style-name="P8">Les données de fréquentation totale en 2016 des concerts des autres types de musique obtenues à l’aide de cette même formule sont présentées dans le tableau ci-dessous :</text:p>
      <text:p text:style-name="P8"/>
      <text:p text:style-name="P8"/>
      <table:table table:name="Tableau3" table:style-name="Tableau3" table:template-name="Liste simple ombrée">
        <table:table-column table:style-name="Tableau3.A"/>
        <table:table-column table:style-name="Tableau3.B"/>
        <table:table-row table:style-name="Tableau3.1">
          <table:table-cell table:style-name="Tableau3.A1" office:value-type="string">
            <text:p text:style-name="P21"/>
          </table:table-cell>
          <table:table-cell table:style-name="Tableau3.A1" office:value-type="string">
            <text:p text:style-name="P21">Nombre (en millions<text:span text:style-name="T23">)</text:span></text:p>
          </table:table-cell>
        </table:table-row>
        <table:table-row table:style-name="Tableau3.1">
          <table:table-cell table:style-name="Tableau3.A2" office:value-type="string">
            <text:p text:style-name="P22">Pop-Rock</text:p>
          </table:table-cell>
          <table:table-cell table:style-name="Tableau3.B2" office:value-type="float" office:value="5.5">
            <text:p text:style-name="P22">5,5</text:p>
          </table:table-cell>
        </table:table-row>
        <table:table-row table:style-name="Tableau3.1">
          <table:table-cell table:style-name="Tableau3.A9" office:value-type="string">
            <text:p text:style-name="P22">Chanson</text:p>
          </table:table-cell>
          <table:table-cell table:style-name="Tableau3.B3" office:value-type="float" office:value="4.5">
            <text:p text:style-name="P22">4,5</text:p>
          </table:table-cell>
        </table:table-row>
        <table:table-row table:style-name="Tableau3.1">
          <table:table-cell table:style-name="Tableau3.A2" office:value-type="string">
            <text:p text:style-name="P22">Humour</text:p>
          </table:table-cell>
          <table:table-cell table:style-name="Tableau3.B2" office:value-type="float" office:value="4.2">
            <text:p text:style-name="P22">4,2</text:p>
          </table:table-cell>
        </table:table-row>
        <table:table-row table:style-name="Tableau3.1">
          <table:table-cell table:style-name="Tableau3.A9" office:value-type="string">
            <text:p text:style-name="P22">Musiques électroniques</text:p>
          </table:table-cell>
          <table:table-cell table:style-name="Tableau3.B3" office:value-type="float" office:value="2.8">
            <text:p text:style-name="P22">2,8</text:p>
          </table:table-cell>
        </table:table-row>
        <table:table-row table:style-name="Tableau3.1">
          <table:table-cell table:style-name="Tableau3.A2" office:value-type="string">
            <text:p text:style-name="P22">Rap, Hip Hop, Reggae</text:p>
          </table:table-cell>
          <table:table-cell table:style-name="Tableau3.B2" office:value-type="float" office:value="1.8">
            <text:p text:style-name="P22">1,8</text:p>
          </table:table-cell>
        </table:table-row>
        <table:table-row table:style-name="Tableau3.1">
          <table:table-cell table:style-name="Tableau3.A9" office:value-type="string">
            <text:p text:style-name="P22">Jazz, blues et musiques improvisées</text:p>
          </table:table-cell>
          <table:table-cell table:style-name="Tableau3.B3" office:value-type="float" office:value="1.8">
            <text:p text:style-name="P22">1,8</text:p>
          </table:table-cell>
        </table:table-row>
        <table:table-row table:style-name="Tableau3.1">
          <table:table-cell table:style-name="Tableau3.A2" office:value-type="string">
            <text:p text:style-name="P22">Cabarets, revues</text:p>
          </table:table-cell>
          <table:table-cell table:style-name="Tableau3.B2" office:value-type="float" office:value="1.4">
            <text:p text:style-name="P22">1,4</text:p>
          </table:table-cell>
        </table:table-row>
        <table:table-row table:style-name="Tableau3.1">
          <table:table-cell table:style-name="Tableau3.A9" office:value-type="string">
            <text:p text:style-name="P22">Musiques du monde</text:p>
          </table:table-cell>
          <table:table-cell table:style-name="Tableau3.B3" office:value-type="float" office:value="1.4">
            <text:p text:style-name="P22">1,4</text:p>
          </table:table-cell>
        </table:table-row>
        <table:table-row table:style-name="Tableau3.1">
          <table:table-cell table:style-name="Tableau3.A2" office:value-type="string">
            <text:p text:style-name="P22">Comédie Musicale</text:p>
          </table:table-cell>
          <table:table-cell table:style-name="Tableau3.B2" office:value-type="float" office:value="1.5">
            <text:p text:style-name="P22">1,5</text:p>
          </table:table-cell>
        </table:table-row>
        <table:table-row table:style-name="Tableau3.1">
          <table:table-cell table:style-name="Tableau3.A11" office:value-type="string">
            <text:p text:style-name="P22">Autres</text:p>
          </table:table-cell>
          <table:table-cell table:style-name="Tableau3.B11" office:value-type="float" office:value="1.7">
            <text:p text:style-name="P22">1,7</text:p>
          </table:table-cell>
        </table:table-row>
      </table:table>
      <text:p text:style-name="Standard"/>
      <text:p text:style-name="P29"><text:span text:style-name="T22">b. </text:span><text:span text:style-name="T15">La fréquentation des représentations musicales augmente entre 2016 et 2017 pour tous les types de représentation à l’exception de l’humour et des comédies musicales. Elle </text:span><text:span text:style-name="T16">augmente de plus de 50 % </text:span><text:span text:style-name="T15">pour le rap, hip hop, reggae alors qu’elle croit d’à peine 3 % pour le jazz. Les représentations de rap regroupent en moyenne cinq fois plus de personnes que les représentations humoristiques. Les représentions de pop-rock engrangent presque dix fois plus de recettes que celles de musique de monde, alors que le prix moyen des billets n’est qu’un peu plus de deux fois plus élevé. </text:span><text:span text:style-name="T17">On observe que les représentations musicales qui attirent les fréquentations moyennes les plus importantes dans les plus grandes salles sont aussi celles dont les prix moyens des billets sont les plus élevés.</text:span></text:p>
      <text:p text:style-name="P13"/>
      <text:p text:style-name="P13"/>
      <text:p text:style-name="P16">3. a. <text:span text:style-name="T3">Les variables « nombre de festivals pour 100 000 habitants » et « part de la population dans l’ensemble » sont des variables quantitatives continues.</text:span></text:p>
      <text:p text:style-name="P24"/>
      <text:p text:style-name="P17">b. <text:span text:style-name="T3">Le type de graphique permettant de représenter ces deux variables l’une en fonction de l’autre est l’histogramme. L’amplitude des barres serait la part de la région dans la population totale et la hauteur serait le nombre de festivals pour 100 000 habitants.</text:span></text:p>
      <text:p text:style-name="P16"><text:soft-page-break/></text:p>
      <text:p text:style-name="P23"><text:span text:style-name="T21">c. </text:span><text:span text:style-name="T14">Calc</text:span><text:span text:style-name="T13"> ne me permet pas de faire des histogrammes aux amplitudes distinctes.</text:span></text:p>
      <text:p text:style-name="P25"/>
      <text:p text:style-name="P25"/>
      <text:p text:style-name="P18">Exercice 2 :</text:p>
      <text:p text:style-name="P18"/>
      <text:p text:style-name="P19">1. a. <text:span text:style-name="T8">En moyenne, en 2010, une personne consacrait 4 heures et 22 minutes au cours de la journée aux activités de travail, études ou formation.</text:span></text:p>
      <text:p text:style-name="P26"/>
      <text:p text:style-name="P27"/>
      <text:p text:style-name="P20">b. <text:span text:style-name="T5">Ce temps est très inférieur aux 7 heures nécessaires pour faire une semaine de 35 heures car la population étudiée comprend les personnes sans emploi ou en temps partie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style:style style:name="Universitaire.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 style:display-name="Liste simple ombrée.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Liste_20_simple_20_ombrée.2" style:display-name="Liste simple ombrée.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3" style:display-name="Liste simple ombrée.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4" style:display-name="Liste simple ombrée.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5" style:display-name="Liste simple ombrée.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6" style:display-name="Liste simple ombrée.6" style:family="table-cell" style:data-style-name="N101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7" style:display-name="Liste simple ombrée.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8" style:display-name="Liste simple ombrée.8"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9" style:display-name="Liste simple ombrée.9"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0" style:display-name="Liste simple ombrée.10"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1" style:display-name="Liste simple ombrée.1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Liste_20_simple_20_ombrée.12" style:display-name="Liste simple ombrée.12"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Liste_20_simple_20_ombrée.13" style:display-name="Liste simple ombrée.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4" style:display-name="Liste simple ombrée.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5" style:display-name="Liste simple ombrée.15"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Liste_20_simple_20_ombrée.16" style:display-name="Liste simple ombrée.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table:table-template table:name="Academic" table:first-row-end-column="row" table:first-row-start-column="row" table:last-row-end-column="row" table:last-row-start-column="row">
      <table:first-row table:style-name="Universitaire.1"/>
      <table:last-row table:style-name="Universitaire.2"/>
      <table:first-column table:style-name="Universitaire.3"/>
      <table:last-column table:style-name="Universitaire.4"/>
      <table:body table:style-name="Universitaire.9"/>
      <table:even-rows table:style-name="Universitaire.5"/>
      <table:odd-rows table:style-name="Universitaire.6"/>
      <table:even-columns table:style-name="Universitaire.7"/>
      <table:odd-columns table:style-name="Universitaire.8"/>
      <table:background table:style-name="Universitaire.10"/>
      <loext:first-row-even-column table:style-name="Universitaire.15"/>
      <loext:last-row-even-column table:style-name="Universitaire.16"/>
      <loext:first-row-end-column table:style-name="Universitaire.12"/>
      <loext:first-row-start-column table:style-name="Universitaire.11"/>
      <loext:last-row-end-column table:style-name="Universitaire.14"/>
      <loext:last-row-start-column table:style-name="Universitaire.13"/>
    </table:table-template>
    <table:table-template table:name="Simple List Shaded" table:first-row-end-column="row" table:first-row-start-column="row" table:last-row-end-column="row" table:last-row-start-column="row">
      <table:first-row table:style-name="Liste_20_simple_20_ombrée.1"/>
      <table:last-row table:style-name="Liste_20_simple_20_ombrée.2"/>
      <table:first-column table:style-name="Liste_20_simple_20_ombrée.3"/>
      <table:last-column table:style-name="Liste_20_simple_20_ombrée.4"/>
      <table:body table:style-name="Liste_20_simple_20_ombrée.9"/>
      <table:even-rows table:style-name="Liste_20_simple_20_ombrée.5"/>
      <table:odd-rows table:style-name="Liste_20_simple_20_ombrée.6"/>
      <table:even-columns table:style-name="Liste_20_simple_20_ombrée.7"/>
      <table:odd-columns table:style-name="Liste_20_simple_20_ombrée.8"/>
      <table:background table:style-name="Liste_20_simple_20_ombrée.10"/>
      <loext:first-row-even-column table:style-name="Liste_20_simple_20_ombrée.15"/>
      <loext:last-row-even-column table:style-name="Liste_20_simple_20_ombrée.16"/>
      <loext:first-row-end-column table:style-name="Liste_20_simple_20_ombrée.12"/>
      <loext:first-row-start-column table:style-name="Liste_20_simple_20_ombrée.11"/>
      <loext:last-row-end-column table:style-name="Liste_20_simple_20_ombrée.14"/>
      <loext:last-row-start-column table:style-name="Liste_20_simple_20_ombré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Rivière André </meta:initial-creator>
    <meta:creation-date>2020-11-13T12:54:28.126000000</meta:creation-date>
    <meta:generator>LibreOffice/6.4.6.2$Windows_X86_64 LibreOffice_project/0ce51a4fd21bff07a5c061082cc82c5ed232f115</meta:generator>
    <dc:date>2020-11-20T16:24:46.886000000</dc:date>
    <dc:creator>André Rivière</dc:creator>
    <meta:editing-duration>PT1H3M7S</meta:editing-duration>
    <meta:editing-cycles>25</meta:editing-cycles>
    <meta:document-statistic meta:table-count="3" meta:image-count="0" meta:object-count="0" meta:page-count="3" meta:paragraph-count="87" meta:word-count="866" meta:character-count="5039" meta:non-whitespace-character-count="4256"/>
  </office:meta>
</office:document-meta>
</file>